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ize="26pt" style:font-size-asian="26pt" style:font-size-complex="26pt"/>
    </style:style>
    <style:style style:name="P3" style:family="paragraph" style:parent-style-name="Text_20_body" style:list-style-name="L2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8">
      <style:paragraph-properties fo:margin-top="0cm" fo:margin-bottom="0cm"/>
    </style:style>
    <style:style style:name="P9" style:family="paragraph" style:parent-style-name="Text_20_body" style:list-style-name="L10">
      <style:paragraph-properties fo:margin-top="0cm" fo:margin-bottom="0cm"/>
    </style:style>
    <style:style style:name="T1" style:family="text">
      <style:text-properties style:language-asian="ko" style:country-asian="KR"/>
    </style:style>
    <style:style style:name="T2" style:family="text">
      <style:text-properties fo:color="#ff0000"/>
    </style:style>
    <style:style style:name="T3" style:family="text">
      <style:text-properties fo:color="#ff0000" style:language-asian="ko" style:country-asian="K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표현언어</text:span></text:p>
      <text:p text:style-name="Text_20_body"/>
      <text:p text:style-name="Text_20_body">JSP(JavaServer Pages) 표현 언어(EL, Expression Language)는 JSP에서 간단한 식을 사용하여 데이터를 표현하고 액세스할 수 있게 해주는 언어입니다. JSP EL은 JSP 페이지 내에서 Java 코드를 최소화하고 더 간결한 문법을 사용해 값을 접근하거나 조작할 수 있게 합니다.</text:p>
      <text:h text:style-name="Heading_20_3" text:outline-level="3">주요 특징</text:h>
      <text:list xml:id="list418594047390772477" text:style-name="L1">
        <text:list-item>
          <text:p text:style-name="P1"><text:span text:style-name="Strong_20_Emphasis">변수 접근</text:span>: <text:span text:style-name="Source_20_Text">${}</text:span> 안에 변수명을 넣어 접근할 수 있습니다. 예를 들어, <text:span text:style-name="Source_20_Text">${user.name}</text:span>은 <text:span text:style-name="Source_20_Text">user</text:span> 객체의 <text:span text:style-name="Source_20_Text">name</text:span> 속성 값을 가져옵니다.</text:p>
        </text:list-item>
        <text:list-item>
          <text:p text:style-name="P1"><text:span text:style-name="Strong_20_Emphasis">표현식</text:span>: 산술, 관계, 논리 연산 등을 할 수 있습니다. 예를 들어, <text:span text:style-name="Source_20_Text">${2 + 2}</text:span>는 4를 반환하고, <text:span text:style-name="Source_20_Text">${user.age &gt; 18}</text:span>은 <text:span text:style-name="Source_20_Text">user</text:span> 객체의 <text:span text:style-name="Source_20_Text">age</text:span> 속성이 18보다 크면 <text:span text:style-name="Source_20_Text">true</text:span>를 반환합니다.</text:p>
        </text:list-item>
        <text:list-item>
          <text:p text:style-name="P1"><text:span text:style-name="Strong_20_Emphasis">기본 객체</text:span>: EL은 여러 기본 객체를 제공합니다. 예를 들어, <text:span text:style-name="Source_20_Text">param</text:span>은 요청 파라미터에 접근하는 데 사용되며, <text:span text:style-name="Source_20_Text">${param["id"]}</text:span>는 <text:span text:style-name="Source_20_Text">id</text:span>라는 이름의 요청 파라미터 값을 가져옵니다.</text:p>
        </text:list-item>
        <text:list-item>
          <text:p text:style-name="P1"><text:span text:style-name="Strong_20_Emphasis">커스텀 함수</text:span>: EL에서는 커스텀 함수를 정의하고 사용할 수 있습니다. 이러한 함수는 표현식에서 복잡한 논리를 단순화하는 데 도움을 줍니다.</text:p>
        </text:list-item>
      </text:list>
      <text:p text:style-name="Standard"/>
      <text:h text:style-name="Heading_20_3" text:outline-level="3"><text:span text:style-name="Source_20_Text">@Controller</text:span></text:h>
      <text:list xml:id="list4418947831901556224" text:style-name="L2">
        <text:list-item>
          <text:p text:style-name="P3"><text:span text:style-name="Strong_20_Emphasis">기능</text:span>: <text:span text:style-name="Source_20_Text">@Controller</text:span> 어노테이션은 이 클래스가 Spring MVC의 컨트롤러임을 나타냅니다. 이 클래스는 웹 요청을 처리하고 적절한 응답을 생성하는 역할을 합니다. </text:p>
        </text:list-item>
        <text:list-item>
          <text:p text:style-name="P3"><text:span text:style-name="Source_20_Text"><text:span text:style-name="T2">Controller</text:span></text:span><text:span text:style-name="Source_20_Text"><text:span text:style-name="T3">에 지정된 클래스는 빈으로 등록하고,요청을 해당 컨트롤러에 매핑해여 처리한다.</text:span></text:span></text:p>
        </text:list-item>
        <text:list-item>
          <text:p text:style-name="P3">주로 HTTP 요청을 처리하는 메서드를 포함하며, 이 메서드들은 HTML 페이지, JSON, XML 등의 다양한 형식으로 응답을 반환할 수 있습니다.</text:p>
        </text:list-item>
      </text:list>
      <text:p text:style-name="Standard"/>
      <text:h text:style-name="Heading_20_3" text:outline-level="3"><text:s/><text:span text:style-name="Source_20_Text">@GetMapping("/list")</text:span></text:h>
      <text:list xml:id="list6307563424938386978" text:style-name="L7">
        <text:list-item>
          <text:p text:style-name="P4"><text:span text:style-name="Strong_20_Emphasis">기능</text:span>: <text:span text:style-name="Source_20_Text">@GetMapping</text:span>은 특정 URL 경로에 대한 HTTP GET 요청을 처리하는 메서드를 지정합니다. <text:span text:style-name="T2">여기서 </text:span><text:span text:style-name="Source_20_Text"><text:span text:style-name="T2">"/list"</text:span></text:span><text:span text:style-name="T2">는 요청 경로를 나타내며, 사용자가 </text:span><text:span text:style-name="Source_20_Text"><text:span text:style-name="T2">/list</text:span></text:span><text:span text:style-name="T2"> URL로 접근하면 </text:span><text:span text:style-name="Source_20_Text"><text:span text:style-name="T2">list</text:span></text:span><text:span text:style-name="T2"> 메서드가 실행됩니다.</text:span> <text:span text:style-name="Source_20_Text">@GetMapping</text:span>은 주로 데이터를 조회할 때 사용됩니다.</text:p>
        </text:list-item>
      </text:list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/><text:span text:style-name="Source_20_Text">String list(Model model)</text:span></text:h>
      <text:list xml:id="list346661780963203254" text:style-name="L8">
        <text:list-item>
          <text:p text:style-name="P8"><text:span text:style-name="Strong_20_Emphasis">메서드 설명</text:span>: <text:span text:style-name="Source_20_Text">list</text:span> 메서드는 <text:span text:style-name="Source_20_Text">/list</text:span> 경로로 들어온 GET 요청을 처리합니다. 이 메서드는 HTML 파일 이름을 문자열로 반환하며, <text:span text:style-name="Source_20_Text">Model</text:span> 객체를 통해 뷰에 데이터를 전달합니다.</text:p>
          <text:list>
            <text:list-item>
              <text:p text:style-name="P8"><text:span text:style-name="Source_20_Text">Model model</text:span>: <text:span text:style-name="Source_20_Text">Model</text:span> 객체는 컨트롤러와 뷰 사이에서 데이터를 전달하는 역할을 합니다. <text:span text:style-name="Source_20_Text">model.addAttribute</text:span> 메서드를 사용하여 데이터를 추가하면, 해당 데이터는 뷰에서 접근할 수 있습니다.</text:p>
            </text:list-item>
            <text:list-item>
              <text:p text:style-name="P5"><text:span text:style-name="Source_20_Text">return "list.html";</text:span>: 이 메서드는 <text:span text:style-name="Source_20_Text">list.html</text:span> 파일을 뷰로 반환합니다. Spring은 기본적으로 <text:span text:style-name="Source_20_Text">templates</text:span> 폴더 내에서 <text:span text:style-name="Source_20_Text">list.html</text:span> 파일을 찾습니다. 이 파일은 클라이언트에게 전달될 최종 HTML 페이지입니다.</text:p>
            </text:list-item>
          </text:list>
        </text:list-item>
      </text:list>
      <text:h text:style-name="Heading_20_3" text:outline-level="3"><text:s/><text:span text:style-name="Source_20_Text">model.addAttribute("name", "핫바지");</text:span></text:h>
      <text:list xml:id="list6109842418323453075" text:style-name="L9">
        <text:list-item>
          <text:p text:style-name="P6"><text:span text:style-name="Strong_20_Emphasis">기능</text:span>: <text:span text:style-name="Source_20_Text">model.addAttribute</text:span>는 뷰에 전달할 데이터를 추가합니다. 여기서는 <text:span text:style-name="Source_20_Text">"핫바지"</text:span>라는 문자열을 <text:span text:style-name="Source_20_Text">"name"</text:span>이라는 키로 뷰에 전달합니다. 이 데이터를 HTML 파일에서 EL(Expression Language) 문법을 사용하여 출력할 수 있습니다. 예를 들어, <text:span text:style-name="Source_20_Text">list.html</text:span> 파일에서 <text:span text:style-name="Source_20_Text">${name}</text:span>으로 이 데이터를 참조할 수 있습니다.</text:p>
        </text:list-item>
      </text:list>
      <text:h text:style-name="Heading_20_3" text:outline-level="3"><text:s/><text:span text:style-name="Source_20_Text">@ResponseBody</text:span> </text:h>
      <text:list xml:id="list927639289676398624" text:style-name="L10">
        <text:list-item>
          <text:p text:style-name="P9"><text:span text:style-name="Strong_20_Emphasis">기능</text:span>: <text:span text:style-name="Source_20_Text">@ResponseBody</text:span> 어노테이션은 메서드의 반환 값을 뷰 이름이 아닌, HTTP 응답의 본문으로 직접 전송하게 만듭니다. 예를 들어, 주석 처리된 <text:span text:style-name="Source_20_Text">@ResponseBody</text:span>를 사용하면 <text:span text:style-name="Source_20_Text">list.html</text:span>이라는 템플릿을 렌더링하지 않고, <text:span text:style-name="Source_20_Text">list.html</text:span>이라는 문자열을 응답으로 보냅니다.</text:p>
          <text:list>
            <text:list-item>
              <text:p text:style-name="P7"><text:span text:style-name="Strong_20_Emphasis">사용 예</text:span>: JSON 데이터를 반환하거나, 단순 텍스트를 반환할 때 유용합니다. 여기서는 사용하지 않으므로 메서드는 <text:span text:style-name="Source_20_Text">list.html</text:span> 파일을 뷰로 렌더링합니다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18:16:13.37</meta:creation-date>
    <meta:document-statistic meta:table-count="0" meta:image-count="0" meta:object-count="0" meta:page-count="2" meta:paragraph-count="22" meta:word-count="1051" meta:character-count="1881"/>
    <dc:date>2024-08-19T18:42:52.31</dc:date>
    <meta:editing-duration>PT11M28S</meta:editing-duration>
    <meta:editing-cycles>1</meta:editing-cycles>
    <meta:generator>OpenOffice/4.1.15$Win32 OpenOffice.org_project/4115m2$Build-9813</meta:generator>
  </office:meta>
</office:document-meta>
</file>